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_1043__1080__1087__1077__1088__1089__1089__1099__1083__1082__1072_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1">
            <text:p>Группа вопросов</text:p>
          </table:table-cell>
          <table:table-cell office:value-type="string" table:style-name="ce1">
            <text:p>Вопрос</text:p>
          </table:table-cell>
          <table:table-cell office:value-type="string" table:style-name="ce1">
            <text:p>Ответ и ссылка на ревизию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сы анализа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между классами анализа.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анализа.odg?raw=true">https://github.com/zxvad/AutotestAnalyser/blob/master/docs/%D0%9A%D0%BB%D0%B0%D1%81%D1%81%D1%8B%20%D0%B0%D0%BD%D0%B0%D0%BB%D0%B8%D0%B7%D0%B0.odg?raw=true</text:a>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Классы проектирования</text:p>
          </table:table-cell>
          <table:table-cell office:value-type="string" table:style-name="ce1">
            <text:p>На схеме неоходимо описать интерфейсные функции</text:p>
          </table:table-cell>
          <table:table-cell office:value-type="string" table:style-name="ce1">
            <text:p>Функции описал внутри классов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проектирования.odg?raw=tru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Классы кодирования</text:p>
          </table:table-cell>
          <table:table-cell office:value-type="string" table:style-name="ce1">
            <text:p>Сгруппировать по принадлежности к классам проектирования</text:p>
          </table:table-cell>
          <table:table-cell office:value-type="string" table:style-name="ce1">
            <text:p>Сгруппировал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кодирования.odg?raw=tru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Классы кодирования</text:p>
          </table:table-cell>
          <table:table-cell office:value-type="string" table:style-name="ce1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table:style-name="ce1">
            <text:p>Сделал</text:p>
          </table:table-cell>
          <table:table-cell table:number-columns-repeated="2" table:style-name="ce1"/>
          <table:table-cell office:value-type="string" table:style-name="ce2">
            <text:p><text:a xlink:href="https://github.com/zxvad/AutotestAnalyser/blob/master/docs/Классы%20кодирования.odg?raw=tru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3__1080__1087__1077__1088__1089__1089__1099__1083__1082__1072_" style:display-name="Гиперссылка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Вася</meta:initial-creator>
    <dc:creator>Вася</dc:creator>
    <meta:creation-date>2009-04-16T11:32:48Z</meta:creation-date>
    <dc:date>2014-12-26T08:58:31Z</dc:date>
    <meta:editing-cycles>7</meta:editing-cycles>
    <meta:editing-duration>PT564S</meta:editing-duration>
    <meta:user-defined meta:name="Info 1"/>
    <meta:user-defined meta:name="Info 2"/>
    <meta:user-defined meta:name="Info 3"/>
    <meta:user-defined meta:name="Info 4"/>
  </office:meta>
</office:document-meta>
</file>